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officeooo:rsid="00289075" officeooo:paragraph-rsid="00289075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officeooo:rsid="00289075" officeooo:paragraph-rsid="0028907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28d8d" officeooo:paragraph-rsid="00228d8d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446b3" officeooo:paragraph-rsid="002446b3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28d8d" officeooo:paragraph-rsid="00228d8d" style:font-size-asian="10pt" style:font-style-asian="italic" style:font-size-complex="10pt" style:font-style-complex="italic"/>
    </style:style>
    <style:style style:name="T1" style:family="text">
      <style:text-properties officeooo:rsid="002b211a"/>
    </style:style>
    <style:style style:name="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a8672" style:font-size-asian="10pt" style:font-weight-asian="bold" style:font-size-complex="10pt" style:font-weight-complex="bold"/>
    </style:style>
    <style:style style:name="T4" style:family="text">
      <style:text-properties officeooo:rsid="002a86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"><text:bookmark text:name="_GoBack"/>TAG</text:p>
          </table:table-cell>
          <table:table-cell table:style-name="Table6.A1" office:value-type="string">
            <text:p text:style-name="P3">INHALT</text:p>
          </table:table-cell>
          <table:table-cell table:style-name="Table6.A1" office:value-type="string">
            <text:p text:style-name="P3">ARBEITSZEIT</text:p>
          </table:table-cell>
          <table:table-cell table:style-name="Table6.D1" office:value-type="string">
            <text:p text:style-name="P3">ORT</text:p>
          </table:table-cell>
        </table:table-row>
        <table:table-row table:style-name="Table6.2">
          <table:table-cell table:style-name="Table6.A2" office:value-type="string">
            <text:p text:style-name="P3">2016-0<text:span text:style-name="T4">4</text:span>-<text:span text:style-name="T4">04 </text:span>– DIENSTAG</text:p>
          </table:table-cell>
          <table:table-cell table:style-name="Table6.A2" office:value-type="string">
            <text:p text:style-name="P4">KRANK</text:p>
          </table:table-cell>
          <table:table-cell table:style-name="Table6.A2" office:value-type="string">
            <text:p text:style-name="P12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3">
          <table:table-cell table:style-name="Table6.A2" office:value-type="string">
            <text:p text:style-name="P3">2016-0<text:span text:style-name="T4">4</text:span>-<text:span text:style-name="T4">05</text:span> – DIENSTAG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3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4">
          <table:table-cell table:style-name="Table6.A2" office:value-type="string">
            <text:p text:style-name="P3">2016-0<text:span text:style-name="T4">4-06</text:span> – MITTWOCH</text:p>
          </table:table-cell>
          <table:table-cell table:style-name="Table6.A2" office:value-type="string">
            <text:p text:style-name="P4">KRANK</text:p>
          </table:table-cell>
          <table:table-cell table:style-name="Table6.A2" office:value-type="string">
            <text:p text:style-name="P12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5">
          <table:table-cell table:style-name="Table6.A2" office:value-type="string">
            <text:p text:style-name="P3">2016-0<text:span text:style-name="T4">4</text:span>-<text:span text:style-name="T4">07</text:span> – DONNERSTAG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3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6">
          <table:table-cell table:style-name="Table6.A2" office:value-type="string">
            <text:p text:style-name="P3">2016-0<text:span text:style-name="T4">4</text:span>-<text:span text:style-name="T4">08</text:span> – FREITAG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officeooo:rsid="00289075" officeooo:paragraph-rsid="00289075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officeooo:rsid="00289075" officeooo:paragraph-rsid="00289075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2b211a"/>
    </style:style>
    <style:style style:name="M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a8672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1</text:span>. Lehrjah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2">2016-0</text:span><text:span text:style-name="MT3">4</text:span><text:span text:style-name="MT2">-</text:span><text:span text:style-name="MT3">04</text:span><text:span text:style-name="MT2"> – 2016-0</text:span><text:span text:style-name="MT3">4</text:span><text:span text:style-name="MT2">-</text:span><text:span text:style-name="MT3">08</text:span></text:p>
            </table:table-cell>
            <table:covered-table-cell/>
            <table:table-cell table:style-name="Table1.C1" office:value-type="string">
              <text:p text:style-name="MP4"><text:span text:style-name="MT2">KW </text:span><text:span text:style-name="MT3">14</text:span><text:span text:style-name="MT2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12-16T15:38:44.338651879</dc:date>
    <meta:editing-cycles>23</meta:editing-cycles>
    <dc:title>Header Schule</dc:title>
    <meta:editing-duration>PT1H3M12S</meta:editing-duration>
    <meta:generator>LibreOffice/5.2.3.3$Linux_X86_64 LibreOffice_project/20m0$Build-3</meta:generator>
    <meta:document-statistic meta:table-count="6" meta:image-count="0" meta:object-count="0" meta:page-count="1" meta:paragraph-count="32" meta:word-count="47" meta:character-count="352" meta:non-whitespace-character-count="331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